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6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92"/>
        <table:table-column table:style-name="co8" table:default-cell-style-name="ce92"/>
        <table:table-column table:style-name="co9" table:default-cell-style-name="ce8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1P</text:p>
          </table:table-cell>
          <table:table-cell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8"/>
          <table:table-cell table:number-columns-repeated="891"/>
        </table:table-row>
        <table:table-row table:style-name="ro5">
          <table:table-cell table:number-columns-repeated="3"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8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8" table:number-columns-repeated="2"/>
          <table:table-cell table:style-name="ce9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8"/>
          <table:table-cell table:style-name="ce123"/>
          <table:table-cell table:style-name="ce54"/>
          <table:table-cell table:style-name="ce125"/>
          <table:table-cell/>
          <table:table-cell table:style-name="ce88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0"/>
          <table:table-cell/>
          <table:table-cell table:style-name="ce9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/>
          <table:table-cell table:style-name="ce71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8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ce92"/>
          <table:table-cell table:style-name="ce88"/>
          <table:table-cell table:style-name="ce78" table:number-columns-repeated="2"/>
          <table:table-cell table:style-name="ce88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8"/>
          <table:table-cell table:style-name="ce88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Delia</text:p>
          </table:table-cell>
          <table:table-cell table:style-name="ce86"/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/>
          <table:table-cell table:style-name="ce122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Deli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Deli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8"/>
          <table:table-cell table:style-name="ce88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Carla</text:p>
          </table:table-cell>
          <table:table-cell table:style-name="ce86"/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86"/>
          <table:table-cell table:style-name="ce12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8"/>
          <table:table-cell table:style-name="ce88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Nadia</text:p>
          </table:table-cell>
          <table:table-cell table:style-name="ce86"/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/>
          <table:table-cell table:style-name="ce12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Nadi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Nadi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8"/>
          <table:table-cell table:style-name="ce88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Samantha</text:p>
          </table:table-cell>
          <table:table-cell table:style-name="ce86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7.6" calcext:value-type="float">
            <text:p>7.6</text:p>
          </table:table-cell>
          <table:table-cell table:style-name="ce86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mantha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8"/>
          <table:table-cell table:style-name="ce88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Victoria</text:p>
          </table:table-cell>
          <table:table-cell table:style-name="ce86"/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86"/>
          <table:table-cell table:style-name="ce12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Victori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Victori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81"/>
          <table:table-cell table:style-name="ce88" table:formula="of:=(0.1*[.G19])+(0.6*[.H19])+(0.3*[.I19])" office:value-type="string" office:string-value="" calcext:value-type="error">
            <text:p>#REF!</text:p>
          </table:table-cell>
          <table:table-cell table:style-name="ce85"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Suni</text:p>
          </table:table-cell>
          <table:table-cell table:style-name="ce86"/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86" table:number-columns-repeated="2"/>
          <table:table-cell table:style-name="ce122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un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un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8"/>
          <table:table-cell table:style-name="ce88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73" office:value-type="string" calcext:value-type="string">
            <text:p>Rodrigo</text:p>
          </table:table-cell>
          <table:table-cell table:style-name="ce86"/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86" office:value-type="float" office:value="7.8" calcext:value-type="float">
            <text:p>7.8</text:p>
          </table:table-cell>
          <table:table-cell table:style-name="ce86"/>
          <table:table-cell table:style-name="ce122"/>
          <table:table-cell table:style-name="ce73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8" table:formula="of:=(0.1*[.G21])+(0.6*[.H21])+(0.3*[.I21])" office:value-type="string" office:string-value="" calcext:value-type="error">
            <text:p>#REF!</text:p>
          </table:table-cell>
          <table:table-cell table:style-name="ce92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Paola</text:p>
          </table:table-cell>
          <table:table-cell table:style-name="ce86"/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86" table:number-columns-repeated="2"/>
          <table:table-cell table:style-name="ce122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ol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8"/>
          <table:table-cell table:style-name="ce88" table:formula="of:=(0.1*[.G22])+(0.6*[.H22])+(0.3*[.I22])" office:value-type="string" office:string-value="" calcext:value-type="error">
            <text:p>#REF!</text:p>
          </table:table-cell>
          <table:table-cell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Pam</text:p>
          </table:table-cell>
          <table:table-cell table:style-name="ce86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ce86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8"/>
          <table:table-cell table:style-name="ce88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Javier</text:p>
          </table:table-cell>
          <table:table-cell table:style-name="ce86"/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/>
          <table:table-cell table:style-name="ce122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vier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8"/>
          <table:table-cell table:style-name="ce88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Ximena</text:p>
          </table:table-cell>
          <table:table-cell table:style-name="ce86"/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86"/>
          <table:table-cell table:style-name="ce12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Xime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8"/>
          <table:table-cell table:style-name="ce88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1" office:value-type="string" calcext:value-type="string">
            <text:p>Jared</text:p>
          </table:table-cell>
          <table:table-cell table:style-name="ce86"/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86" office:value-type="float" office:value="7.6" calcext:value-type="float">
            <text:p>7.6</text:p>
          </table:table-cell>
          <table:table-cell table:style-name="ce86"/>
          <table:table-cell table:style-name="ce12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red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22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71"/>
          <table:table-cell table:style-name="ce78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1"/>
          <table:table-cell table:number-columns-repeated="7"/>
          <table:table-cell table:style-name="ce7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2P</text:p>
          </table:table-cell>
          <table:table-cell/>
          <table:table-cell table:style-name="ce75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5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8"/>
          <table:table-cell table:style-name="ce123"/>
          <table:table-cell table:style-name="ce54"/>
          <table:table-cell table:style-name="ce125"/>
          <table:table-cell/>
          <table:table-cell table:style-name="ce88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/>
          <table:table-cell table:style-name="ce71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8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8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8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2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8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2" table:formula="of:=AVERAGE([.U15];[.Z15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8"/>
          <table:table-cell table:style-name="ce8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2" table:formula="of:=AVERAGE([.U16];[.Z16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8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2" table:formula="of:=AVERAGE([.U17];[.Z17])" office:value-type="string" office:string-value="" calcext:value-type="error">
            <text:p>#DIV/0!</text:p>
          </table:table-cell>
          <table:table-cell table:style-name="ce86" office:value-type="float" office:value="11" calcext:value-type="float">
            <text:p>11.0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8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2" table:formula="of:=AVERAGE([.U18];[.Z18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8"/>
          <table:table-cell table:style-name="ce8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2" table:formula="of:=AVERAGE([.U19];[.Z19])" office:value-type="string" office:string-value="" calcext:value-type="error">
            <text:p>#DIV/0!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81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1"/>
          <table:table-cell table:formula="of:=AVERAGE([.Q20];[.V20];[.AA20])" office:value-type="float" office:value="9.5" calcext:value-type="float">
            <text:p>9.5</text:p>
          </table:table-cell>
          <table:table-cell table:style-name="ce92" table:formula="of:=AVERAGE([.U20];[.Z20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8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2" table:formula="of:=AVERAGE([.U21];[.Z21])" office:value-type="string" office:string-value="" calcext:value-type="error">
            <text:p>#DIV/0!</text:p>
          </table:table-cell>
          <table:table-cell table:style-name="ce86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2" table:formula="of:=AVERAGE([.U22];[.Z22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8"/>
          <table:table-cell table:style-name="ce8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2" table:formula="of:=AVERAGE([.U23];[.Z23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8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2" table:formula="of:=AVERAGE([.U24];[.Z24])" office:value-type="string" office:string-value="" calcext:value-type="error">
            <text:p>#DIV/0!</text:p>
          </table:table-cell>
          <table:table-cell table:style-name="ce86" office:value-type="float" office:value="10.1" calcext:value-type="float">
            <text:p>10.1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8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2" table:formula="of:=AVERAGE([.U25];[.Z25])" office:value-type="string" office:string-value="" calcext:value-type="error">
            <text:p>#DIV/0!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8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2" table:formula="of:=AVERAGE([.U26];[.Z26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8"/>
          <table:table-cell table:style-name="ce88"/>
          <table:table-cell/>
          <table:table-cell table:style-name="ce86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number-columns-repeated="7"/>
          <table:table-cell table:style-name="ce71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16" table:default-cell-style-name="ce92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3P</text:p>
          </table:table-cell>
          <table:table-cell/>
          <table:table-cell table:style-name="ce75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5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8" office:value-type="string" calcext:value-type="string">
            <text:p>18 Mar</text:p>
          </table:table-cell>
          <table:table-cell table:style-name="ce78"/>
          <table:table-cell table:style-name="ce123"/>
          <table:table-cell table:style-name="ce54"/>
          <table:table-cell table:style-name="ce125"/>
          <table:table-cell/>
          <table:table-cell table:style-name="ce88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1"/>
          <table:table-cell table:style-name="ce54" office:value-type="string" calcext:value-type="string">
            <text:p>EASTER <text:s/>WEEK</text:p>
          </table:table-cell>
          <table:table-cell table:style-name="ce71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8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8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8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4];[.Q14];[.V14];[.AA14];[.AE1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9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8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5];[.Q15];[.V15];[.AA15];[.AE1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8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6];[.Q16];[.V16];[.AA16];[.AE1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8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7];[.Q17];[.V17];[.AA17];[.AE1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8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8];[.Q18];[.V18];[.AA18];[.AE1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90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8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9];[.Q19];[.V19];[.AA19];[.AE19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81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1"/>
          <table:table-cell table:style-name="ce86" office:value-type="float" office:value="9" calcext:value-type="float">
            <text:p>9.0</text:p>
          </table:table-cell>
          <table:table-cell table:style-name="ce86" table:formula="of:=AVERAGE([.P20];[.Q20];[.V20];[.AA20];[.AE20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8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1];[.Q21];[.V21];[.AA21];[.AE21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6" office:value-type="float" office:value="9" calcext:value-type="float">
            <text:p>9.0</text:p>
          </table:table-cell>
          <table:table-cell table:style-name="ce86" table:formula="of:=AVERAGE([.P22];[.Q22];[.V22];[.AA22];[.AE22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8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3];[.Q23];[.V23];[.AA23];[.AE23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8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4];[.Q24];[.V24];[.AA24];[.AE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8"/>
          <table:table-cell table:style-name="ce8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6" office:value-type="float" office:value="9" calcext:value-type="float">
            <text:p>9.0</text:p>
          </table:table-cell>
          <table:table-cell table:style-name="ce86" table:formula="of:=AVERAGE([.P25];[.Q25];[.V25];[.AA25];[.AE2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8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6];[.Q26];[.V26];[.AA26];[.AE2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/>
          <table:table-cell table:style-name="ce71"/>
          <table:table-cell table:style-name="ce78"/>
          <table:table-cell table:style-name="ce88"/>
          <table:table-cell/>
          <table:table-cell table:style-name="ce86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6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6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7"/>
          <table:table-cell table:style-name="ce71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9T17:21:11.060441652</dc:date>
    <meta:editing-duration>P3DT4H26M46S</meta:editing-duration>
    <meta:editing-cycles>565</meta:editing-cycles>
    <meta:generator>LibreOffice/7.3.7.2$Linux_X86_64 LibreOffice_project/30$Build-2</meta:generator>
    <meta:document-statistic meta:table-count="3" meta:cell-count="689" meta:object-count="0"/>
  </office:meta>
</office:document-meta>
</file>